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51ed" officeooo:paragraph-rsid="001d51ed"/>
    </style:style>
    <style:style style:name="P2" style:family="paragraph" style:parent-style-name="Standard">
      <style:paragraph-properties fo:text-align="start" style:justify-single-word="false"/>
      <style:text-properties officeooo:rsid="001d51ed" officeooo:paragraph-rsid="001d51ed"/>
    </style:style>
    <style:style style:name="P3" style:family="paragraph" style:parent-style-name="Standard">
      <style:paragraph-properties fo:text-align="start" style:justify-single-word="false"/>
      <style:text-properties officeooo:rsid="001d51ed" officeooo:paragraph-rsid="001e1d4d"/>
    </style:style>
    <style:style style:name="P4" style:family="paragraph" style:parent-style-name="Standard">
      <style:paragraph-properties fo:text-align="start" style:justify-single-word="false"/>
      <style:text-properties officeooo:rsid="001e1d4d" officeooo:paragraph-rsid="001e1d4d"/>
    </style:style>
    <style:style style:name="P5" style:family="paragraph" style:parent-style-name="Standard">
      <style:paragraph-properties fo:text-align="start" style:justify-single-word="false"/>
      <style:text-properties officeooo:rsid="001f769c" officeooo:paragraph-rsid="001f769c"/>
    </style:style>
    <style:style style:name="P6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rsid="001d51ed" officeooo:paragraph-rsid="001d51ed"/>
    </style:style>
    <style:style style:name="P7" style:family="paragraph" style:parent-style-name="Standard">
      <style:paragraph-properties fo:text-align="start" style:justify-single-word="false"/>
      <style:text-properties officeooo:rsid="001e1d4d" officeooo:paragraph-rsid="001e1d4d"/>
    </style:style>
    <style:style style:name="P8" style:family="paragraph" style:parent-style-name="Standard">
      <style:paragraph-properties fo:text-align="start" style:justify-single-word="false"/>
      <style:text-properties officeooo:rsid="001f769c" officeooo:paragraph-rsid="001f769c"/>
    </style:style>
    <style:style style:name="P9" style:family="paragraph" style:parent-style-name="Standard">
      <style:paragraph-properties fo:text-align="start" style:justify-single-word="false"/>
      <style:text-properties officeooo:rsid="002307fd" officeooo:paragraph-rsid="002307fd"/>
    </style:style>
    <style:style style:name="T1" style:family="text">
      <style:text-properties officeooo:rsid="001e1d4d"/>
    </style:style>
    <style:style style:name="T2" style:family="text">
      <style:text-properties officeooo:rsid="001f769c"/>
    </style:style>
    <style:style style:name="T3" style:family="text">
      <style:text-properties officeooo:rsid="0022a4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la 1/11</text:p>
      <text:p text:style-name="P1"/>
      <text:p text:style-name="P4">Lvalue <text:s/>- <text:span text:style-name="T3">&gt; lado esquerdo </text:span></text:p>
      <text:p text:style-name="P4">RVAlue <text:s/>- <text:span text:style-name="T3">&gt; <text:s/>lado direito </text:span></text:p>
      <text:p text:style-name="P4"/>
      <text:p text:style-name="P2"/>
      <text:p text:style-name="P2">→ </text:p>
      <text:p text:style-name="P3"/>
      <text:p text:style-name="P3">%% →<text:span text:style-name="T1"> imprimi o % </text:span></text:p>
      <text:p text:style-name="P3"/>
      <text:p text:style-name="P4">varlocality declarar no corpo da função expr</text:p>
      <text:p text:style-name="P4"/>
      <text:p text:style-name="P3"><text:tab/>/* expression end donw hete */ </text:p>
      <text:p text:style-name="P2"/>
      <text:p text:style-name="P2"><text:tab/>/* <text:span text:style-name="T1">[[*/ if (lvalue &amp;&amp; varlocality &gt; -1) {</text:span></text:p>
      <text:p text:style-name="P3"><text:tab/><text:tab/></text:p>
      <text:p text:style-name="P3"><text:tab/><text:tab/>fprintf (objetct,” <text:span text:style-name="T1">\tmovl %%eax, %s\n</text:span>” ,<text:span text:style-name="T1">symtab_stream + </text:span>symtab [varlocality] [0] )<text:tab/></text:p>
      <text:p text:style-name="P3"><text:tab/><text:tab/></text:p>
      <text:p text:style-name="P4"><text:tab/><text:tab/>}</text:p>
      <text:p text:style-name="P2"/>
      <text:p text:style-name="P2"><text:tab/>/*<text:span text:style-name="T1">]]*/ </text:span></text:p>
      <text:p text:style-name="P6"/>
      <text:p text:style-name="P2"/>
      <text:p text:style-name="P4">você precisa e uma flag para dizer que varlocality é Lvalue </text:p>
      <text:p text:style-name="P4"/>
      <text:p text:style-name="P4">então você declara junto com a funlão expr e coloca = 0 </text:p>
      <text:p text:style-name="P4"/>
      <text:p text:style-name="P4"/>
      <text:p text:style-name="P4">/**/ <text:span text:style-name="T2">match(ID)</text:span></text:p>
      <text:p text:style-name="P4">If (lookagead == ASGN);</text:p>
      <text:p text:style-name="P4"><text:tab/>/* located variable is lvalue */</text:p>
      <text:p text:style-name="P4"><text:tab/>/*[[(/ lvalue = 1; /*]]*/ </text:p>
      <text:p text:style-name="P4"><text:tab/><text:span text:style-name="T2">match (ASGN)</text:span></text:p>
      <text:p text:style-name="P4"><text:tab/><text:span text:style-name="T2">expr();</text:span></text:p>
      <text:p text:style-name="P5">} eles i<text:span text:style-name="T1">f (varlocality &gt; -1)</text:span>{</text:p>
      <text:p text:style-name="P5"><text:tab/>fprintf( object, “\tpushl %%eax\n\t </text:p>
      <text:p text:style-name="P5"><text:span text:style-name="T1"><text:tab/><text:tab/>movl %</text:span>s,<text:span text:style-name="T1">%%eax \n” ,symtab_stream + symtab [varlocality] [0]</text:span>);</text:p>
      <text:p text:style-name="P5"/>
      <text:p text:style-name="P5"/>
      <text:p text:style-name="P5">default : $(executable) </text:p>
      <text:p text:style-name="P5"/>
      <text:p text:style-name="P9">NA da err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9:21:51.406904644</meta:creation-date>
    <dc:date>2016-11-01T21:45:20.492213585</dc:date>
    <meta:editing-duration>PT15M57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26" meta:word-count="120" meta:character-count="695" meta:non-whitespace-character-count="566"/>
  </office:meta>
</office:document-meta>
</file>